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9.00pt" fo:font-weight="bold" fo:font-family="TimesNewRomanPS-BoldMT" style:font-family-asian="TimesNewRomanPS-BoldMT" style:font-family-complex="TimesNewRomanPS-BoldMT" fo:background-color="transparent" style:use-window-font-color="true"/>
    </style:style>
    <style:style style:name="T2" style:family="text">
      <style:text-properties fo:font-size="14.00pt" fo:font-weight="bold" fo:font-family="TimesNewRomanPS-BoldMT" style:font-family-asian="TimesNewRomanPS-BoldMT" style:font-family-complex="TimesNewRomanPS-BoldMT" fo:background-color="transparent" style:use-window-font-color="true"/>
    </style:style>
    <style:style style:name="T3" style:family="text">
      <style:text-properties fo:font-size="13.00pt" fo:font-weight="bold" fo:font-family="TimesNewRomanPS-BoldMT" style:font-family-asian="TimesNewRomanPS-BoldMT" style:font-family-complex="TimesNewRomanPS-BoldMT" fo:background-color="transparent" style:use-window-font-color="true"/>
    </style:style>
    <style:style style:name="T4" style:family="text">
      <style:text-properties fo:font-size="14.00pt" fo:font-weight="bold" fo:font-family="TimesNewRomanPS-BoldMT" style:font-family-asian="TimesNewRomanPS-BoldMT" style:font-family-complex="TimesNewRomanPS-BoldMT" fo:background-color="transparent" style:use-window-font-color="true"/>
    </style:style>
    <style:style style:name="T5" style:family="text">
      <style:text-properties fo:font-size="12.00pt" fo:font-weight="normal" fo:font-family="TimesNewRomanPSMT" style:font-family-asian="TimesNewRomanPSMT" style:font-family-complex="TimesNewRomanPSMT" fo:background-color="transparent" style:use-window-font-color="true"/>
    </style:style>
    <style:style style:name="T6" style:family="text">
      <style:text-properties fo:font-size="12.00pt" fo:font-weight="bold" fo:font-family="TimesNewRomanPSMT" style:font-family-asian="TimesNewRomanPSMT" style:font-family-complex="TimesNewRomanPSMT" fo:background-color="transparent" style:use-window-font-color="true"/>
    </style:style>
    <style:style style:name="T7" style:family="text">
      <style:text-properties fo:font-size="12.00pt" fo:font-weight="bold" fo:font-family="TimesNewRomanPS-BoldItalicMT" style:font-family-asian="TimesNewRomanPS-BoldItalicMT" style:font-family-complex="TimesNewRomanPS-BoldItalicMT" fo:background-color="transparent" style:use-window-font-color="true" fo:font-style="italic"/>
    </style:style>
    <style:style style:name="T8"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9" style:family="text">
      <style:text-properties fo:font-size="12.00pt" fo:font-weight="normal" fo:font-family="TimesNewRomanPSMT" style:font-family-asian="TimesNewRomanPSMT" style:font-family-complex="TimesNewRomanPSMT" fo:background-color="transparent" style:use-window-font-color="true"/>
    </style:style>
    <style:style style:name="T10" style:family="text">
      <style:text-properties fo:font-size="13.00pt" fo:font-weight="bold" fo:font-family="TimesNewRomanPS-BoldMT" style:font-family-asian="TimesNewRomanPS-BoldMT" style:font-family-complex="TimesNewRomanPS-BoldMT" fo:background-color="transparent" style:use-window-font-color="true"/>
    </style:style>
    <style:style style:name="T11" style:family="text">
      <style:text-properties fo:font-size="13.00pt" fo:font-weight="bold" fo:font-family="'Segoe UI Symbol'" style:font-family-asian="'Segoe UI Symbol'" style:font-family-complex="'Segoe UI Symbol'" fo:background-color="transparent" style:use-window-font-color="true"/>
    </style:style>
    <style:style style:name="T12" style:family="text">
      <style:text-properties fo:font-size="13.00pt" fo:font-weight="bold" fo:font-family="Calibri" style:font-family-asian="Calibri" style:font-family-complex="Calibri" fo:background-color="transparent" style:use-window-font-color="true"/>
    </style:style>
    <style:style style:name="T13" style:family="text">
      <style:text-properties fo:font-size="13.00pt" fo:font-weight="bold" fo:font-family="'Segoe UI Symbol'" style:font-family-asian="'Segoe UI Symbol'" style:font-family-complex="'Segoe UI Symbol'" fo:background-color="transparent" style:use-window-font-color="true"/>
    </style:style>
    <style:style style:name="T14" style:family="text">
      <style:text-properties fo:font-size="13.00pt" fo:font-weight="bold" fo:font-family="Calibri" style:font-family-asian="Calibri" style:font-family-complex="Calibri" fo:background-color="transparent" style:use-window-font-color="true"/>
    </style:style>
    <style:style style:name="T15" style:family="text">
      <style:text-properties fo:font-size="13.00pt" fo:font-weight="bold" fo:font-family="'Segoe UI Symbol'" style:font-family-asian="'Segoe UI Symbol'" style:font-family-complex="'Segoe UI Symbol'" fo:background-color="transparent" style:use-window-font-color="true"/>
    </style:style>
    <style:style style:name="T16" style:family="text">
      <style:text-properties fo:font-size="13.00pt" fo:font-weight="bold" fo:font-family="Calibri" style:font-family-asian="Calibri" style:font-family-complex="Calibri" fo:background-color="transparent" style:use-window-font-color="true"/>
    </style:style>
    <style:style style:name="T17" style:family="text">
      <style:text-properties fo:font-size="13.00pt" fo:font-weight="bold" fo:font-family="'Segoe UI Symbol'" style:font-family-asian="'Segoe UI Symbol'" style:font-family-complex="'Segoe UI Symbol'" fo:background-color="transparent" style:use-window-font-color="true"/>
    </style:style>
    <style:style style:name="T18" style:family="text">
      <style:text-properties fo:font-size="13.00pt" fo:font-weight="bold" fo:font-family="Calibri" style:font-family-asian="Calibri" style:font-family-complex="Calibri" fo:background-color="transparent" style:use-window-font-color="true"/>
    </style:style>
    <style:style style:name="T19" style:family="text">
      <style:text-properties fo:font-size="13.00pt" fo:font-weight="bold" fo:font-family="'Segoe UI Symbol'" style:font-family-asian="'Segoe UI Symbol'" style:font-family-complex="'Segoe UI Symbol'" fo:background-color="transparent" style:use-window-font-color="true"/>
    </style:style>
    <style:style style:name="T20" style:family="text">
      <style:text-properties fo:font-size="13.00pt" fo:font-weight="bold" fo:font-family="Calibri" style:font-family-asian="Calibri" style:font-family-complex="Calibri" fo:background-color="transparent" style:use-window-font-color="true"/>
    </style:style>
    <style:style style:name="T21" style:family="text">
      <style:text-properties fo:font-size="13.00pt" fo:font-weight="bold" fo:font-family="'Segoe UI Symbol'" style:font-family-asian="'Segoe UI Symbol'" style:font-family-complex="'Segoe UI Symbol'" fo:background-color="transparent" style:use-window-font-color="true"/>
    </style:style>
    <style:style style:name="T22" style:family="text">
      <style:text-properties fo:font-size="13.00pt" fo:font-weight="bold" fo:font-family="Calibri" style:font-family-asian="Calibri" style:font-family-complex="Calibri" fo:background-color="transparent" style:use-window-font-color="true"/>
    </style:style>
    <style:style style:name="T23" style:family="text">
      <style:text-properties fo:font-size="13.00pt" fo:font-weight="bold" fo:font-family="'Segoe UI Symbol'" style:font-family-asian="'Segoe UI Symbol'" style:font-family-complex="'Segoe UI Symbol'" fo:background-color="transparent" style:use-window-font-color="true"/>
    </style:style>
    <style:style style:name="T24" style:family="text">
      <style:text-properties fo:font-size="13.00pt" fo:font-weight="bold" fo:font-family="Calibri" style:font-family-asian="Calibri" style:font-family-complex="Calibri" fo:background-color="transparent" style:use-window-font-color="true"/>
    </style:style>
    <style:style style:name="T25" style:family="text">
      <style:text-properties fo:font-size="13.00pt" fo:font-weight="bold" fo:font-family="'Segoe UI Symbol'" style:font-family-asian="'Segoe UI Symbol'" style:font-family-complex="'Segoe UI Symbol'" fo:background-color="transparent" style:use-window-font-color="true"/>
    </style:style>
    <style:style style:name="T26" style:family="text">
      <style:text-properties fo:font-size="13.00pt" fo:font-weight="bold" fo:font-family="Calibri" style:font-family-asian="Calibri" style:font-family-complex="Calibri" fo:background-color="transparent" style:use-window-font-color="true"/>
    </style:style>
    <style:style style:name="T27" style:family="text">
      <style:text-properties fo:font-size="13.00pt" fo:font-weight="bold" fo:font-family="'Segoe UI Symbol'" style:font-family-asian="'Segoe UI Symbol'" style:font-family-complex="'Segoe UI Symbol'" fo:background-color="transparent" style:use-window-font-color="true"/>
    </style:style>
    <style:style style:name="T28" style:family="text">
      <style:text-properties fo:font-size="13.00pt" fo:font-weight="bold" fo:font-family="Calibri" style:font-family-asian="Calibri" style:font-family-complex="Calibri" fo:background-color="transparent" style:use-window-font-color="true"/>
    </style:style>
    <style:style style:name="T29" style:family="text">
      <style:text-properties fo:font-size="13.00pt" fo:font-weight="bold" fo:font-family="'Segoe UI Symbol'" style:font-family-asian="'Segoe UI Symbol'" style:font-family-complex="'Segoe UI Symbol'" fo:background-color="transparent" style:use-window-font-color="true"/>
    </style:style>
    <style:style style:name="T30" style:family="text">
      <style:text-properties fo:font-size="13.00pt" fo:font-weight="bold" fo:font-family="Calibri" style:font-family-asian="Calibri" style:font-family-complex="Calibri" fo:background-color="transparent" style:use-window-font-color="true"/>
    </style:style>
    <style:style style:name="T31" style:family="text">
      <style:text-properties fo:font-size="13.00pt" fo:font-weight="bold" fo:font-family="'Segoe UI Symbol'" style:font-family-asian="'Segoe UI Symbol'" style:font-family-complex="'Segoe UI Symbol'" fo:background-color="transparent" style:use-window-font-color="true"/>
    </style:style>
    <style:style style:name="T32" style:family="text">
      <style:text-properties fo:font-size="13.00pt" fo:font-weight="bold" fo:font-family="Calibri" style:font-family-asian="Calibri" style:font-family-complex="Calibri" fo:background-color="transparent" style:use-window-font-color="true"/>
    </style:style>
    <style:style style:name="T33" style:family="text">
      <style:text-properties fo:font-size="13.00pt" fo:font-weight="bold" fo:font-family="'Segoe UI Symbol'" style:font-family-asian="'Segoe UI Symbol'" style:font-family-complex="'Segoe UI Symbol'" fo:background-color="transparent" style:use-window-font-color="true"/>
    </style:style>
    <style:style style:name="T34" style:family="text">
      <style:text-properties fo:font-size="13.00pt" fo:font-weight="bold" fo:font-family="Calibri" style:font-family-asian="Calibri" style:font-family-complex="Calibri" fo:background-color="transparent" style:use-window-font-color="true"/>
    </style:style>
    <style:style style:name="T35" style:family="text">
      <style:text-properties fo:font-size="14.00pt" fo:font-weight="bold"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4.00pt" fo:font-weight="bold" fo:font-family="TimesNewRomanPS-BoldMT" style:font-family-asian="TimesNewRomanPS-BoldMT" style:font-family-complex="TimesNewRomanPS-BoldMT" fo:background-color="transparent" style:use-window-font-color="true"/>
    </style:style>
    <style:style style:name="T38" style:family="text">
      <style:text-properties fo:font-size="12.00pt" fo:font-weight="normal" fo:font-family="TimesNewRomanPSMT" style:font-family-asian="TimesNewRomanPSMT" style:font-family-complex="TimesNewRomanPSMT" fo:background-color="transparent" style:use-window-font-color="true"/>
    </style:style>
    <style:style style:name="T39" style:family="text">
      <style:text-properties fo:font-size="13.00pt" fo:font-weight="bold" fo:font-family="TimesNewRomanPS-BoldMT" style:font-family-asian="TimesNewRomanPS-BoldMT" style:font-family-complex="TimesNewRomanPS-BoldMT" fo:background-color="transparent" style:use-window-font-color="true"/>
    </style:style>
    <style:style style:name="T40" style:family="text">
      <style:text-properties fo:font-size="12.00pt" fo:font-weight="normal" fo:font-family="TimesNewRomanPSMT" style:font-family-asian="TimesNewRomanPSMT" style:font-family-complex="TimesNewRomanPSMT"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TimesNewRomanPSMT" style:font-family-asian="TimesNewRomanPSMT" style:font-family-complex="TimesNewRomanPSMT" fo:background-color="transparent" style:use-window-font-color="true"/>
    </style:style>
    <style:style style:name="T42" style:family="text">
      <style:text-properties fo:font-size="12.00pt" fo:font-weight="normal" fo:font-family="TimesNewRomanPSMT" style:font-family-asian="TimesNewRomanPSMT" style:font-family-complex="TimesNewRomanPSMT" fo:background-color="transparent" style:use-window-font-color="true"/>
    </style:style>
    <style:style style:name="T43" style:family="text">
      <style:text-properties fo:font-size="12.00pt" fo:font-weight="normal" fo:font-family="TimesNewRomanPSMT" style:font-family-asian="TimesNewRomanPSMT" style:font-family-complex="TimesNewRomanPSMT" fo:background-color="transparent" style:use-window-font-color="true"/>
    </style:style>
    <style:style style:name="T44" style:family="text">
      <style:text-properties fo:font-size="12.00pt" fo:font-weight="normal" fo:font-family="TimesNewRomanPSMT" style:font-family-asian="TimesNewRomanPSMT" style:font-family-complex="TimesNewRomanPSMT" fo:background-color="transparent" style:use-window-font-color="true"/>
    </style:style>
    <style:style style:name="T45" style:family="text">
      <style:text-properties fo:font-size="12.00pt" fo:font-weight="normal" style:text-underline-mode="continuous" style:text-underline-type="single" style:text-underline-style="solid" style:text-underline-width="normal" fo:font-family="TimesNewRomanPSMT" style:font-family-asian="TimesNewRomanPSMT" style:font-family-complex="TimesNewRomanPSMT" fo:background-color="transparent" style:use-window-font-color="true"/>
    </style:style>
    <style:style style:name="T46" style:family="text">
      <style:text-properties fo:font-size="12.00pt" fo:font-weight="normal" fo:font-family="TimesNewRomanPSMT" style:font-family-asian="TimesNewRomanPSMT" style:font-family-complex="TimesNewRomanPSMT"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TimesNewRomanPSMT" style:font-family-asian="TimesNewRomanPSMT" style:font-family-complex="TimesNewRomanPSMT" fo:background-color="transparent" style:use-window-font-color="true"/>
    </style:style>
    <style:style style:name="T48" style:family="text">
      <style:text-properties fo:font-size="12.00pt" fo:font-weight="normal" fo:font-family="TimesNewRomanPSMT" style:font-family-asian="TimesNewRomanPSMT" style:font-family-complex="TimesNewRomanPSMT" fo:background-color="transparent" style:use-window-font-color="true"/>
    </style:style>
    <style:style style:name="T49" style:family="text">
      <style:text-properties fo:font-size="13.00pt" fo:font-weight="bold" fo:font-family="TimesNewRomanPS-BoldMT" style:font-family-asian="TimesNewRomanPS-BoldMT" style:font-family-complex="TimesNewRomanPS-BoldMT" fo:background-color="transparent" style:use-window-font-color="true"/>
    </style:style>
    <style:style style:name="T50" style:family="text">
      <style:text-properties fo:font-size="12.00pt" fo:font-weight="normal" fo:font-family="TimesNewRomanPSMT" style:font-family-asian="TimesNewRomanPSMT" style:font-family-complex="TimesNewRomanPSMT" fo:background-color="transparent" style:use-window-font-color="true"/>
    </style:style>
    <style:style style:name="T51" style:family="text">
      <style:text-properties fo:font-size="12.00pt" fo:font-weight="normal" fo:font-family="TimesNewRomanPSMT" style:font-family-asian="TimesNewRomanPSMT" style:font-family-complex="TimesNewRomanPSMT" fo:background-color="transparent" style:use-window-font-color="true"/>
    </style:style>
    <style:style style:name="T52" style:family="text">
      <style:text-properties fo:font-size="12.00pt" fo:font-weight="normal" fo:font-family="TimesNewRomanPSMT" style:font-family-asian="TimesNewRomanPSMT" style:font-family-complex="TimesNewRomanPSMT" fo:background-color="transparent" style:use-window-font-color="true"/>
    </style:style>
    <style:style style:name="T53" style:family="text">
      <style:text-properties fo:font-size="13.00pt" fo:font-weight="bold" fo:font-family="TimesNewRomanPS-BoldMT" style:font-family-asian="TimesNewRomanPS-BoldMT" style:font-family-complex="TimesNewRomanPS-BoldMT" fo:background-color="transparent" style:use-window-font-color="true"/>
    </style:style>
    <style:style style:name="T54"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55"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56"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57"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58"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59"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60"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61" style:family="text">
      <style:text-properties fo:font-size="12.00pt" fo:font-weight="normal" fo:font-family="'Segoe UI Symbol'" style:font-family-asian="'Segoe UI Symbol'" style:font-family-complex="'Segoe UI Symbol'"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normal" fo:font-family="'Segoe UI Symbol'" style:font-family-asian="'Segoe UI Symbol'" style:font-family-complex="'Segoe UI Symbol'"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bold"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68"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69"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70"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71"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72"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73"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74"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75" style:family="text">
      <style:text-properties fo:font-size="12.00pt" fo:font-weight="bold" fo:font-family="TimesNewRomanPS-BoldMT" style:font-family-asian="TimesNewRomanPS-BoldMT" style:font-family-complex="TimesNewRomanPS-BoldMT" fo:background-color="transparent" style:use-window-font-color="true"/>
    </style:style>
    <style:style style:name="T76" style:family="text">
      <style:text-properties fo:font-size="12.00pt" fo:font-weight="normal" fo:font-family="TimesNewRomanPS-BoldMT" style:font-family-asian="TimesNewRomanPS-BoldMT" style:font-family-complex="TimesNewRomanPS-BoldMT" fo:background-color="transparent" style:use-window-font-color="true"/>
    </style:style>
    <style:style style:name="T77" style:family="text">
      <style:text-properties fo:font-size="12.00pt" fo:font-weight="bold" fo:font-family="TimesNewRomanPSMT" style:font-family-asian="TimesNewRomanPSMT" style:font-family-complex="TimesNewRomanPSMT" fo:background-color="transparent" style:use-window-font-color="true"/>
    </style:style>
    <style:style style:name="T78" style:family="text">
      <style:text-properties fo:font-size="13.00pt" fo:font-weight="bold" fo:font-family="TimesNewRomanPSMT" style:font-family-asian="TimesNewRomanPSMT" style:font-family-complex="TimesNewRomanPSMT" fo:background-color="transparent" style:use-window-font-color="true"/>
    </style:style>
    <style:style style:name="T79" style:family="text">
      <style:text-properties fo:font-size="12.00pt" fo:font-weight="normal" fo:font-family="TimesNewRomanPSMT" style:font-family-asian="TimesNewRomanPSMT" style:font-family-complex="TimesNewRomanPSMT" fo:background-color="transparent" style:use-window-font-color="true"/>
    </style:style>
    <style:style style:name="T80" style:family="text">
      <style:text-properties fo:font-size="12.00pt" fo:font-weight="normal" fo:font-family="TimesNewRomanPSMT" style:font-family-asian="TimesNewRomanPSMT" style:font-family-complex="TimesNewRomanPSMT" fo:background-color="transparent" style:use-window-font-color="true"/>
    </style:style>
    <style:style style:name="T81" style:family="text">
      <style:text-properties fo:font-size="12.00pt" fo:font-weight="normal" fo:font-family="TimesNewRomanPSMT" style:font-family-asian="TimesNewRomanPSMT" style:font-family-complex="TimesNewRomanPSMT" fo:background-color="transparent" style:use-window-font-color="true"/>
    </style:style>
    <style:style style:name="T82" style:family="text">
      <style:text-properties fo:font-size="12.00pt" fo:font-weight="bold" fo:font-family="TimesNewRomanPSMT" style:font-family-asian="TimesNewRomanPSMT" style:font-family-complex="TimesNewRomanPSMT" fo:background-color="transparent" style:use-window-font-color="true"/>
    </style:style>
    <style:style style:name="T83" style:family="text">
      <style:text-properties fo:font-size="12.00pt" fo:font-weight="normal" fo:font-family="TimesNewRomanPSMT" style:font-family-asian="TimesNewRomanPSMT" style:font-family-complex="TimesNewRomanPSMT" fo:background-color="transparent" style:use-window-font-color="true"/>
    </style:style>
    <style:style style:name="T84" style:family="text">
      <style:text-properties fo:font-size="14.00pt" fo:font-weight="bold" fo:font-family="TimesNewRomanPSMT" style:font-family-asian="TimesNewRomanPSMT" style:font-family-complex="TimesNewRomanPSMT" fo:background-color="transparent" style:use-window-font-color="true"/>
    </style:style>
    <style:style style:name="T85" style:family="text">
      <style:text-properties fo:font-size="12.00pt" fo:font-weight="normal" fo:font-family="TimesNewRomanPSMT" style:font-family-asian="TimesNewRomanPSMT" style:font-family-complex="TimesNewRomanPSMT" fo:background-color="transparent" style:use-window-font-color="true"/>
    </style:style>
    <style:style style:name="T86" style:family="text">
      <style:text-properties fo:font-size="14.00pt" fo:font-weight="bold" fo:font-family="'Times New Roman'" style:font-family-asian="'Times New Roman'" style:font-family-complex="'Times New Roman'"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NewRomanPSMT" style:font-family-asian="TimesNewRomanPSMT" style:font-family-complex="TimesNewRomanPSMT" fo:background-color="transparent" style:use-window-font-color="true"/>
    </style:style>
    <style:style style:name="T90" style:family="text">
      <style:text-properties fo:font-size="14.00pt" fo:font-weight="bold" fo:font-family="TimesNewRomanPS-BoldMT" style:font-family-asian="TimesNewRomanPS-BoldMT" style:font-family-complex="TimesNewRomanPS-BoldMT" fo:background-color="transparent" style:use-window-font-color="true"/>
    </style:style>
    <style:style style:name="T91" style:family="text">
      <style:text-properties fo:font-size="12.00pt" fo:font-weight="normal" fo:font-family="TimesNewRomanPSMT" style:font-family-asian="TimesNewRomanPSMT" style:font-family-complex="TimesNewRomanPSMT"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bottom="8.00pt"/>
    </style:style>
    <style:style style:name="P3" style:family="paragraph">
      <style:paragraph-properties fo:line-height="100.00%" fo:text-align="left"/>
    </style:style>
    <style:style style:name="P4" style:family="paragraph">
      <style:paragraph-properties fo:line-height="100.00%" fo:text-align="justify" fo:margin-bottom="8.00pt"/>
    </style:style>
    <style:style style:name="P5" style:family="paragraph">
      <style:paragraph-properties fo:line-height="100.00%" fo:text-align="left"/>
    </style:style>
    <style:style style:name="P6" style:family="paragraph">
      <style:paragraph-properties fo:line-height="100.00%" fo:text-align="justify"/>
    </style:style>
    <style:style style:name="P7" style:family="paragraph">
      <style:paragraph-properties fo:line-height="115.00%" fo:text-align="justify"/>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justify"/>
    </style:style>
    <style:style style:name="P9" style:family="paragraph">
      <style:paragraph-properties fo:line-height="100.00%" fo:text-align="left"/>
    </style:style>
    <style:style style:name="P10" style:family="paragraph">
      <style:paragraph-properties fo:line-height="115.00%" fo:text-align="left"/>
    </style:style>
    <style:style style:name="P11" style:family="paragraph">
      <style:paragraph-properties fo:line-height="115.00%" fo:text-align="justify"/>
    </style:style>
    <style:style style:name="P12" style:family="paragraph">
      <style:paragraph-properties fo:line-height="100.00%" fo:text-align="justify"/>
    </style:style>
    <style:style style:name="P13" style:family="paragraph">
      <style:paragraph-properties fo:line-height="115.00%" fo:text-align="justify"/>
    </style:style>
    <style:style style:name="P14" style:family="paragraph">
      <style:paragraph-properties fo:line-height="115.00%" fo:text-align="left"/>
    </style:style>
    <style:style style:name="P15" style:family="paragraph">
      <style:paragraph-properties fo:line-height="115.00%" fo:text-align="justify"/>
    </style:style>
    <style:style style:name="P16" style:family="paragraph">
      <style:paragraph-properties fo:line-height="100.00%" fo:text-align="left"/>
    </style:style>
    <style:style style:name="P17" style:family="paragraph">
      <style:paragraph-properties fo:line-height="100.00%" fo:text-align="justify"/>
    </style:style>
    <style:style style:name="P18" style:family="paragraph">
      <style:paragraph-properties fo:line-height="115.00%" fo:text-align="justify"/>
    </style:style>
    <style:style style:name="P19" style:family="paragraph">
      <style:paragraph-properties fo:line-height="100.00%" fo:text-align="justify"/>
    </style:style>
    <style:style style:name="P20" style:family="paragraph">
      <style:paragraph-properties fo:line-height="115.00%" fo:text-align="justify"/>
    </style:style>
    <style:style style:name="P21" style:family="paragraph">
      <style:paragraph-properties fo:line-height="100.00%" fo:text-align="justify"/>
    </style:style>
    <style:style style:name="P22" style:family="paragraph">
      <style:paragraph-properties fo:line-height="115.00%" fo:text-align="justify"/>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justify"/>
    </style:style>
    <style:style style:name="P24" style:family="paragraph">
      <style:paragraph-properties fo:line-height="115.00%" fo:text-align="justify"/>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15.00%" fo:text-align="justify"/>
    </style:style>
    <style:style style:name="P26" style:family="paragraph">
      <style:paragraph-properties fo:line-height="115.00%" fo:text-align="justify"/>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justify"/>
    </style:style>
    <style:style style:name="P28" style:family="paragraph">
      <style:paragraph-properties fo:line-height="115.00%" fo:text-align="justify"/>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justify"/>
    </style:style>
    <style:style style:name="P30" style:family="paragraph">
      <style:paragraph-properties fo:line-height="115.00%" fo:text-align="justify"/>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justify"/>
    </style:style>
    <style:style style:name="P32" style:family="paragraph">
      <style:paragraph-properties fo:line-height="115.00%" fo:text-align="justify"/>
    </style:style>
    <text:list-style style:name="L33">
      <text:list-level-style-bullet text:level="1" text:bullet-char="•">
        <style:list-level-properties text:space-before="36.00pt" text:min-label-width="18.00pt"/>
        <style:text-properties fo:font-family="Symbol"/>
      </text:list-level-style-bullet>
    </text:list-style>
    <style:style style:name="P33" style:family="paragraph">
      <style:paragraph-properties fo:line-height="115.00%" fo:text-align="justify"/>
    </style:style>
  </office:automatic-styles>
  <office:body>
    <office:text>
      <text:p text:style-name="P1"><text:span text:style-name="T1">Email Campaign Effectiveness Prediction</text:span><text:span text:style-name="T2"/></text:p>
      <text:p text:style-name="P1"><text:span text:style-name="T2"><text:s text:c="5"/></text:span></text:p>
      <text:p text:style-name="P1"><text:span text:style-name="T3">Suneel Nelaturi</text:span></text:p>
      <text:p text:style-name="P1"><text:span text:style-name="T3">Data Science Trainee</text:span></text:p>
      <text:p text:style-name="P2"><text:span text:style-name="T3">AlmaBetter, Bangalore</text:span></text:p>
      <text:p text:style-name="P3"><text:span text:style-name="T4"/></text:p>
      <text:p text:style-name="P3"><text:span text:style-name="T4">Abstract:</text:span></text:p>
      <text:p text:style-name="P4"><text:span text:style-name="T5">Email marketing is the process of targeting the audience and customers through email. It helps you boost conversions and revenue by providing subscribers and customers with valuable information to help achieve their goals..</text:span></text:p>
      <text:p text:style-name="P4"><text:span text:style-name="T5">Most of the small to medium business owners are making effective use of Gmail-based Email marketing Strategies for offline targeting of converting their prospective customers into leads so that they stay with them in Business.</text:span></text:p>
      <text:p text:style-name="P4"><text:span text:style-name="T5">In order to help the business grow with the Email Marketing Strategies, we are trying to find all the features that are important for an Email to not get Ignored.</text:span></text:p>
      <text:p text:style-name="P4"><text:span text:style-name="T5">Many of the times we do not tend to read an Email due to a number of reasons. Some of it can be no proper structure of the email, too many direct links and images in a single email and may be too long emails!!</text:span></text:p>
      <text:p text:style-name="P4"><text:span text:style-name="T5">Since, here we are trying to predict if the email is going to be read, ignored and acknowledged, we are basically trying different machine learning algorithms like SVM, KNN, Random Forest, XGBoost, CatBoost etc. and on the basis of the training and testing results we will get our model which will perform best in out case.</text:span></text:p>
      <text:p text:style-name="P4"><text:span text:style-name="T5"/></text:p>
      <text:p text:style-name="P4"><text:span text:style-name="T5"/></text:p>
      <text:p text:style-name="P4"><text:span text:style-name="T6">Methods used : Descriptieve statastics, Data Visualization, Pyathon, NumPy, Pandas, Matplotlib, seaborn,SciKit - Learn,<text:s text:c="2"/>Machine Learning Algorithems, XGBcalassifier.</text:span><text:span text:style-name="T7"/></text:p>
      <text:p text:style-name="P5"><text:span text:style-name="T7"/></text:p>
      <text:p text:style-name="P5"><text:span text:style-name="T8">Problem Statement</text:span></text:p>
      <text:p text:style-name="P6"><text:span text:style-name="T9">Most of the small to medium business owners are making effective use of Gmail-based Email marketing Strategies for offline targeting of converting their prospective customers into leads so that they stay with them in Business. The main objective is to create a machine learning model to characterize the mail and track the mail that is ignored; read; acknowledged by the reader.</text:span></text:p>
      <text:p text:style-name="P6"><text:span text:style-name="T9"/></text:p>
      <text:p text:style-name="P7"><text:span text:style-name="T9"/></text:p>
      <text:p text:style-name="P7"><text:span text:style-name="T10">Data Summary</text:span></text:p>
      <text:p text:style-name="P7"><text:span text:style-name="T11">●</text:span><text:span text:style-name="T12"><text:s/>Email Id : It contains the email id's of the customers/individuals</text:span></text:p>
      <text:p text:style-name="P7"><text:span text:style-name="T13">●</text:span><text:span text:style-name="T14"><text:s/>Email Type : There are two categories 1 and 2. We can think of them as marketing emails or important updates, notices like emails regarding the business.</text:span></text:p>
      <text:p text:style-name="P7"><text:span text:style-name="T15">●</text:span><text:span text:style-name="T16"><text:s/>Subject Hotness Score : It is the email's subject's score on the basis of how good and effective the content is.</text:span></text:p>
      <text:p text:style-name="P7"><text:span text:style-name="T17">●</text:span><text:span text:style-name="T18"><text:s/>Email Source : It represents the source of the email like sales and marketing or important admin mails related to the product.</text:span></text:p>
      <text:p text:style-name="P7"><text:span text:style-name="T19">●</text:span><text:span text:style-name="T20"><text:s/>Email Campaign Type : The campaign type of the email.</text:span></text:p>
      <text:p text:style-name="P7"><text:span text:style-name="T21">●</text:span><text:span text:style-name="T22"><text:s/>Total Past Communications : This column contains the total previous mails from the same source, the number of communications had.</text:span></text:p>
      <text:p text:style-name="P7"><text:span text:style-name="T23">●</text:span><text:span text:style-name="T24"><text:s/>Customer Location : Contains demographical data of the customer, the location where the customer resides.</text:span></text:p>
      <text:p text:style-name="P7"><text:span text:style-name="T25">●</text:span><text:span text:style-name="T26"><text:s/>Time Email sent Category : It has three categories 1,2 and 3; the time of the day when the email was sent, we can think of it as morning, evening and night time slots.</text:span></text:p>
      <text:p text:style-name="P7"><text:span text:style-name="T27">●</text:span><text:span text:style-name="T28"><text:s/>Word Count - The number of words contained in the email.</text:span></text:p>
      <text:p text:style-name="P7"><text:span text:style-name="T29">●</text:span><text:span text:style-name="T30"><text:s/>Total links : Number of links in the email.</text:span></text:p>
      <text:p text:style-name="P7"><text:span text:style-name="T31">●</text:span><text:span text:style-name="T32"><text:s/>Total Images : Number of images in the email.</text:span></text:p>
      <text:p text:style-name="P7"><text:span text:style-name="T33">●</text:span><text:span text:style-name="T34"><text:s/>Email Status : Our target variable which contains whether the mail was ignored, read, acknowledged by the reader.</text:span></text:p>
      <text:p text:style-name="P7"><text:span text:style-name="T34"/></text:p>
      <text:p text:style-name="P7"><text:span text:style-name="T35">Project Description</text:span></text:p>
      <text:list text:style-name="L8">
        <text:list-item>
          <text:p text:style-name="P8"><text:span text:style-name="T36">EDA - Performed exploratory data analysis on numerical and categorical data.</text:span></text:p>
        </text:list-item>
        <text:list-item>
          <text:p text:style-name="P8"><text:span text:style-name="T36">Data Cleaning - Missing value imputation,Outlier Treaatment</text:span></text:p>
        </text:list-item>
        <text:list-item>
          <text:p text:style-name="P8"><text:span text:style-name="T36">Imabalance handling - First tried Under sampling and implemented baseline models then due to loss of information moved to different technique i.e oversampling using SMOTE and got better results.</text:span></text:p>
        </text:list-item>
        <text:list-item>
          <text:p text:style-name="P8"><text:span text:style-name="T36">Feature Selection - Used information gain for feature selection and dropped features which had less information gain</text:span></text:p>
        </text:list-item>
        <text:list-item>
          <text:p text:style-name="P8"><text:span text:style-name="T36">Model development - Tried different model and finally compared all models F1 and roc_auc score.</text:span><text:span text:style-name="T37"/></text:p>
        </text:list-item>
      </text:list>
      <text:p text:style-name="P9"><text:span text:style-name="T38"/></text:p>
      <text:p text:style-name="P10"><text:span text:style-name="T39">Data Cleaning and Preprocessing</text:span></text:p>
      <text:p text:style-name="P11"><text:span text:style-name="T40">The Dataset<text:s text:c="2"/>required little cleaning; all that was required<text:s text:c="2"/>to remove certain null values, convert values to acceptable data types, and select only the most significant features. Features like Link, Collections, and Timing, for example, don't help distinguish across instances.</text:span></text:p>
      <text:p text:style-name="P11"><text:span text:style-name="T41">Analysis on Categorical Data </text:span></text:p>
      <text:p text:style-name="P11"><text:span text:style-name="T41"/></text:p>
      <text:p text:style-name="P12"><draw:frame text:anchor-type="as-char" svg:width="81.49mm" svg:height="59.53mm" style:rel-width="scale" style:rel-height="scale"><draw:object-ole xlink:href="OleObj1"/><draw:image xlink:href="ObjectReplacements/OleObj1"/></draw:frame><draw:frame text:anchor-type="as-char" svg:width="108.74mm" svg:height="73.82mm" style:rel-width="scale" style:rel-height="scale"><draw:object-ole xlink:href="OleObj2"/><draw:image xlink:href="ObjectReplacements/OleObj2"/></draw:frame><text:span text:style-name="T42">￼</text:span><text:span text:style-name="T43">￼</text:span><text:span text:style-name="T44"/></text:p>
      <text:p text:style-name="P12"><text:span text:style-name="T44">The email type 1 which may be considered as promotional emails are sent more than email type 2 and hence are read and acknowledged more than the other type otherwise the proportion of ignored, read, acknowledged emails are kind of same in both email types.</text:span></text:p>
      <text:p text:style-name="P12"><text:span text:style-name="T44"/></text:p>
      <text:p text:style-name="P12"><text:span text:style-name="T44">Email source type shows kind of a similar pattern for both the categories.</text:span></text:p>
      <text:p text:style-name="P12"><text:span text:style-name="T44"/></text:p>
      <text:p text:style-name="P12"><text:span text:style-name="T44">In the customer location feature we can find that irrespective of the location, the percentage ratio of emails being ignored, read and acknowledged are kind of similar. It does not exclusively influence our target variable. It would be better to not consider location as a factor in people ignoring, reading or acknowledging our emails. Other factors should be responsible for why people are ignoring the emails not location.</text:span></text:p>
      <text:p text:style-name="P12"><text:span text:style-name="T44"/></text:p>
      <text:p text:style-name="P12"><text:span text:style-name="T44">In the Email Campaign Type feature, it seems like in campaign type 1 very few emails were sent but have a very high likelihood of getting read. Most emails were sent under email campaign type 2 and most ignored. Seems like campaign 3 was a success as even when less number of emails were sent under campaign 3, more emails were read and acknowledged.</text:span></text:p>
      <text:p text:style-name="P12"><text:span text:style-name="T44"/></text:p>
      <text:p text:style-name="P12"><text:span text:style-name="T44">If we consider 1 and 3 as morning and night category in time email sent feature, it is obvious to think 2 as middle of the day and as expected there were more emails sent under 2nd category than either of the others, sending emails in the middle of the day could lead to reading and opening the email as people are generally working at that time and they frequently check up their emails, but it cannot be considered as the major factor in leading to acknowledge emails.</text:span></text:p>
      <text:p text:style-name="P12"><text:span text:style-name="T44"/></text:p>
      <text:p text:style-name="P12"><text:span text:style-name="T45">Analysis on Numerical Data </text:span></text:p>
      <text:p text:style-name="P12"><text:span text:style-name="T46"/></text:p>
      <text:p text:style-name="P12"><draw:frame text:anchor-type="as-char" svg:width="150.55mm" svg:height="78.05mm" style:rel-width="scale" style:rel-height="scale"><draw:object-ole xlink:href="OleObj3"/><draw:image xlink:href="ObjectReplacements/OleObj3"/></draw:frame><text:span text:style-name="T46"/></text:p>
      <text:p text:style-name="P12"><text:span text:style-name="T46">In the subject hotness score, the median of ignored emails was around 1 with a few outliers. Acknowledged emails have the most outliers. It is observed that the Subject_Hotness_Score for read and acknowledged emails are much lower.</text:span></text:p>
      <text:p text:style-name="P12"><text:span text:style-name="T46">Analyzing total past communications, we can see that the more the number of previous emails, the more it leads to read and acknowledged emails. This is just about making connections with your customers.</text:span></text:p>
      <text:p text:style-name="P12"><text:span text:style-name="T46">The more the words in an email, the more it has a tendency to get ignored. Too lengthy emails are getting ignored.</text:span></text:p>
      <text:p text:style-name="P12"><text:span text:style-name="T46">The median is kind of similar in all of the three cases in total links feature with a number of outliers.</text:span></text:p>
      <text:p text:style-name="P12"><text:span text:style-name="T46"/></text:p>
      <text:p text:style-name="P12"><text:span text:style-name="T47">Outlier Treatment</text:span></text:p>
      <text:p text:style-name="P12"><text:span text:style-name="T48"/></text:p>
      <text:p text:style-name="P12"><draw:frame text:anchor-type="as-char" svg:width="145.26mm" svg:height="41.54mm" style:rel-width="scale" style:rel-height="scale"><draw:object-ole xlink:href="OleObj4"/><draw:image xlink:href="ObjectReplacements/OleObj4"/></draw:frame><text:span text:style-name="T48"/></text:p>
      <text:p text:style-name="P13"><text:span text:style-name="T48"/></text:p>
      <text:p text:style-name="P13"><text:span text:style-name="T48"/></text:p>
      <text:p text:style-name="P13"><text:span text:style-name="T48"/></text:p>
      <text:p text:style-name="P14"><text:span text:style-name="T49">Feature Engineering</text:span></text:p>
      <text:p text:style-name="P15"><text:span text:style-name="T50">The process of selecting, modifying, and transforming raw data into meaningful numerical features that machine learning algorithms can explor it is known as feature engineering. For example, in this Email dataset 'Time_Email_sent_Category_1 has low feature importance so,actually its not an important feature and like some features has low feature importance and we gonna drop that type of columns. </text:span></text:p>
      <text:p text:style-name="P15"><draw:frame text:anchor-type="as-char" svg:width="152.40mm" svg:height="69.06mm" style:rel-width="scale" style:rel-height="scale"><draw:object-ole xlink:href="OleObj5"/><draw:image xlink:href="ObjectReplacements/OleObj5"/></draw:frame><text:span text:style-name="T52"/></text:p>
      <text:p text:style-name="P15"><text:span text:style-name="T53">Algorithms and Modeling</text:span></text:p>
      <text:p text:style-name="P15"><text:span text:style-name="T53">Decission Tree</text:span></text:p>
      <text:p text:style-name="P15"><text:span text:style-name="T54">Decision tree algorithm falls under the category of supervised learning. They can be used to solve both regression and classification problems. Decision trees use the tree representation to solve the problem in which each leaf node corresponds to a class label and attributes are represented on the internal node of the tree. Clearly Decision Tree models were overfitting. Both the datasets, whether undersampled or oversampled with SMOTE and SMOTETomek worked really well on train data but not on test data.</text:span></text:p>
      <text:p text:style-name="P15"><text:span text:style-name="T54"/></text:p>
      <text:p text:style-name="P15"><text:span text:style-name="T55">Random Forst</text:span></text:p>
      <text:p text:style-name="P15"><text:span text:style-name="T56">Random forests are an ensemble learning method for classification and regression that operates by constructing a multitude of decision trees at training time. For classification tasks, the output of the random forest is the class selected by most trees. To prevent overfitting, a random forest model was built. Random forest builds multiple decision trees and merges them together to get a more accurate and stable prediction.</text:span></text:p>
      <text:p text:style-name="P15"><text:span text:style-name="T56"/></text:p>
      <text:p text:style-name="P15"><text:span text:style-name="T57">K-NN Classification</text:span></text:p>
      <text:p text:style-name="P15"><text:span text:style-name="T58">K-Nearest Neighbour is one of the simplest Machine Learning algorithms based on Supervised Learning technique.</text:span></text:p>
      <text:p text:style-name="P15"><text:span text:style-name="T58"/></text:p>
      <text:p text:style-name="P15"><text:span text:style-name="T58">The K-NN algorithm assumes the similarity between the new case/data and available cases and puts the new case into the category that is most similar to the available categories.</text:span></text:p>
      <text:p text:style-name="P15"><text:span text:style-name="T58"/></text:p>
      <text:p text:style-name="P15"><text:span text:style-name="T58">K-NN algorithm stores all the available data and classifies a new data point based on the similarity. This means when new data appears then it can be easily classified into a well suite category by using K- NN algorithm. K-NN algorithm can be used for Regression as well as for Classification but mostly it is used for the Classification problems.</text:span></text:p>
      <text:p text:style-name="P15"><text:span text:style-name="T58"/></text:p>
      <text:p text:style-name="P15"><text:span text:style-name="T58">K-NN is a non-parametric algorithm, which means it does not make any assumption on underlying data.It is also called a lazy learner algorithm because it does not learn from the training set immediately instead it stores the dataset and at the time of classification, it performs an action on the dataset.</text:span></text:p>
      <text:p text:style-name="P15"><text:span text:style-name="T58"/></text:p>
      <text:p text:style-name="P15"><text:span text:style-name="T58">KNN algorithm at the training phase just stores the dataset and when it gets new data, then it classifies that data into a category that is much similar to the new data.</text:span></text:p>
      <text:p text:style-name="P15"><text:span text:style-name="T59"/></text:p>
      <text:p text:style-name="P15"><text:span text:style-name="T59">XGBoost :</text:span></text:p>
      <text:p text:style-name="P15"><text:span text:style-name="T60">XGBoost is a decision-tree-based ensemble Machine Learning algorithm that uses a gradient boosting framework. The two reasons to use XGBoost are also the two goals of the project:</text:span></text:p>
      <text:p text:style-name="P15"><text:span text:style-name="T60"/></text:p>
      <text:p text:style-name="P15"><text:span text:style-name="T61">●</text:span><text:span text:style-name="T62"><text:s/>Execution Speed.</text:span></text:p>
      <text:p text:style-name="P15"><text:span text:style-name="T62"/></text:p>
      <text:p text:style-name="P15"><text:span text:style-name="T63">●</text:span><text:span text:style-name="T64"><text:s/>Model Performance.</text:span></text:p>
      <text:p text:style-name="P15"><text:span text:style-name="T64"/></text:p>
      <text:p text:style-name="P15"><text:span text:style-name="T64">Boosting is an ensemble technique where new models are added to correct the errors made by existing models. Models are added sequentially until no further improvements can be made. Gradient boosting is an approach where new models are created that predict the residuals or errors of prior models and then added together to make the final prediction. It is called gradient boosting because it uses a gradient descent algorithm to minimize the loss when adding new models. XGB SMOTETomek gave the best results till now, with good Test Recall, F1 score and AUC ROC.</text:span></text:p>
      <text:p text:style-name="P15"><text:span text:style-name="T64"/></text:p>
      <text:p text:style-name="P15"><text:span text:style-name="T64">More images were there in ignored emails.</text:span></text:p>
      <text:p text:style-name="P15"><text:span text:style-name="T64"/></text:p>
      <text:p text:style-name="P15"><text:span text:style-name="T64">There are a considerable number of outliers in Subject_Hotness_Score, Total_Links and Total_Images.</text:span></text:p>
      <text:p text:style-name="P15"><text:span text:style-name="T64"/></text:p>
      <text:p text:style-name="P15"><text:span text:style-name="T65">Evelution Matrics :</text:span></text:p>
      <text:p text:style-name="P15"><text:span text:style-name="T66">There are a number of model evaluation metrics to choose from but since our dataset was highly imbalanced, it is critical to understand which metric should be evaluated to understand the model performance.</text:span></text:p>
      <text:p text:style-name="P15"><text:span text:style-name="T67"/></text:p>
      <text:p text:style-name="P15"><text:span text:style-name="T67">Accuracy :</text:span></text:p>
      <text:p text:style-name="P15"><text:span text:style-name="T68">Accuracy simply measures how often the classifier correctly predicts. We can define accuracy as the ratio of the number of correct predictions and the total number of predictions. Accuracy is useful when the target class is well balanced but is not a good choice for the unbalanced classes, because if the model poorly predicts every observation as of the majority class, we are going to get a pretty high accuracy. Confusion Matrix - It is a performance measurement criteria for the machine learning classification problems where we get a table with a combination of predicted and actual values.</text:span></text:p>
      <text:p text:style-name="P15"><text:span text:style-name="T69"/></text:p>
      <text:p text:style-name="P15"><text:span text:style-name="T69">Precession :</text:span></text:p>
      <text:p text:style-name="P15"><text:span text:style-name="T70">Precision for a label is defined as the number of true positives divided by the number of predicted positives.</text:span></text:p>
      <text:p text:style-name="P15"><text:span text:style-name="T70"/></text:p>
      <text:p text:style-name="P15"><text:span text:style-name="T71">Recall :</text:span></text:p>
      <text:p text:style-name="P15"><text:span text:style-name="T72">Precision for a label is defined as the number of true positives divided by the number of predicted positives.</text:span></text:p>
      <text:p text:style-name="P15"><text:span text:style-name="T72"/></text:p>
      <text:p text:style-name="P15"><text:span text:style-name="T73">F1 - Score :</text:span></text:p>
      <text:p text:style-name="P15"><text:span text:style-name="T74">It's actually the harmonic mean of Precision and Recall. It is maximum when Precision is equal to Recall.</text:span></text:p>
      <text:p text:style-name="P15"><text:span text:style-name="T75"><text:s/></text:span></text:p>
      <text:p text:style-name="P15"><text:span text:style-name="T75">Auc-ROC :</text:span></text:p>
      <text:p text:style-name="P15"><text:span text:style-name="T76">The Area Under the Curve (AUC) is the measure of the ability of a classifier to distinguish between classes. When AUC is 0.5, the classifier is not able to distinguish between the classes and when it's closer to 1,the better it becomes at distinguishing them.</text:span></text:p>
      <text:p text:style-name="P16"><text:span text:style-name="T77"/></text:p>
      <text:p text:style-name="P16"><text:span text:style-name="T78">Model Perfomance and Evaluation</text:span><text:span text:style-name="T79"/></text:p>
      <text:p text:style-name="P17"><text:span text:style-name="T79"/></text:p>
      <text:p text:style-name="P17"><text:span text:style-name="T79"/></text:p>
      <text:p text:style-name="P18"><draw:frame text:anchor-type="as-char" svg:width="152.40mm" svg:height="60.59mm" style:rel-width="scale" style:rel-height="scale"><draw:object-ole xlink:href="OleObj6"/><draw:image xlink:href="ObjectReplacements/OleObj6"/></draw:frame><text:span text:style-name="T81"/></text:p>
      <text:p text:style-name="P19"><text:span text:style-name="T81"/></text:p>
      <text:p text:style-name="P19"><text:span text:style-name="T82">F1- Score :</text:span></text:p>
      <text:p text:style-name="P19"><draw:frame text:anchor-type="as-char" svg:width="142.35mm" svg:height="99.75mm" style:rel-width="scale" style:rel-height="scale"><draw:object-ole xlink:href="OleObj7"/><draw:image xlink:href="ObjectReplacements/OleObj7"/></draw:frame><text:span text:style-name="T82"/></text:p>
      <text:p text:style-name="P19"><text:span text:style-name="T82"/></text:p>
      <text:p text:style-name="P20"><text:span text:style-name="T83"/></text:p>
      <text:p text:style-name="P20"><text:span text:style-name="T83"/></text:p>
      <text:p text:style-name="P20"><text:span text:style-name="T84">ROC-AUC:</text:span></text:p>
      <text:p text:style-name="P21"><draw:frame text:anchor-type="as-char" svg:width="136.26mm" svg:height="102.66mm" style:rel-width="scale" style:rel-height="scale"><draw:object-ole xlink:href="OleObj8"/><draw:image xlink:href="ObjectReplacements/OleObj8"/></draw:frame><text:span text:style-name="T85"/></text:p>
      <text:p text:style-name="P22"><text:span text:style-name="T86">Conclusion :</text:span><text:span text:style-name="T87"/></text:p>
      <text:list text:style-name="L23">
        <text:list-item>
          <text:p text:style-name="P23"><text:span text:style-name="T88">In EDA, we observed that Email_Campaign_Type was the most important feature. If your Email_Campaign_Type was 1, there is a 90% likelihood of your Email to be read/acknowledged.</text:span></text:p>
        </text:list-item>
      </text:list>
      <text:p text:style-name="P24"><text:span text:style-name="T88"/></text:p>
      <text:list text:style-name="L25">
        <text:list-item>
          <text:p text:style-name="P25"><text:span text:style-name="T88">It was observed that both Time_Email_Sent and Customer_Location were insignificant in determining the Email_status. The ratio of the Email_Status was same irrespective of the demographic or the time frame the emails were sent on.</text:span></text:p>
        </text:list-item>
      </text:list>
      <text:p text:style-name="P26"><text:span text:style-name="T88"/></text:p>
      <text:list text:style-name="L27">
        <text:list-item>
          <text:p text:style-name="P27"><text:span text:style-name="T88">As the word_count increases beyond the 600 mark we see that there is a high possibility of that email being ignored. The ideal mark is 400-600. No one is interested in reading long mails !</text:span></text:p>
        </text:list-item>
      </text:list>
      <text:p text:style-name="P28"><text:span text:style-name="T88"/></text:p>
      <text:list text:style-name="L29">
        <text:list-item>
          <text:p text:style-name="P29"><text:span text:style-name="T88">For modelling, it was observed that for imbalance handling Oversampling i.e. SMOTE worked way better than undersampling as the latter resulted in a lot of loss of information.</text:span></text:p>
        </text:list-item>
      </text:list>
      <text:p text:style-name="P30"><text:span text:style-name="T88"/></text:p>
      <text:list text:style-name="L31">
        <text:list-item>
          <text:p text:style-name="P31"><text:span text:style-name="T88">Based on the metrics, XG Boost Classifier worked the best giving a train score of 89% and test score of 81% for F1 score.</text:span><text:span text:style-name="T89"/></text:p>
        </text:list-item>
        <text:list-item>
          <text:p text:style-name="P31"><text:span text:style-name="T89"/></text:p>
        </text:list-item>
      </text:list>
      <text:p text:style-name="P32"><text:span text:style-name="T90">References:</text:span><text:span text:style-name="T91"/></text:p>
      <text:list text:style-name="L33">
        <text:list-item>
          <text:p text:style-name="P33"><text:span text:style-name="T91">Machine Learning Mastery</text:span></text:p>
        </text:list-item>
        <text:list-item>
          <text:p text:style-name="P33"><text:span text:style-name="T91">GeeksforGeeks</text:span></text:p>
        </text:list-item>
        <text:list-item>
          <text:p text:style-name="P33"><text:span text:style-name="T91">Analytics Vidhya Blogs</text:span></text:p>
        </text:list-item>
        <text:list-item>
          <text:p text:style-name="P33"><text:span text:style-name="T91">Towards Data Science Blogs</text:span></text:p>
        </text:list-item>
        <text:list-item>
          <text:p text:style-name="P33"><text:span text:style-name="T91">Built in Data Science Blogs</text:span></text:p>
        </text:list-item>
        <text:list-item>
          <text:p text:style-name="P33"><text:span text:style-name="T91">Scikit- Learn Org</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